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4.128cm"/>
    </style:style>
    <style:style style:name="Tabela1.A1" style:family="table-cell">
      <style:table-cell-properties style:vertical-align="top" fo:padding="0.176cm" fo:border="1.5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1pt" fo:language="pt" fo:country="BR" style:font-size-asian="21pt" style:font-size-complex="21pt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4pt" fo:language="pt" fo:country="BR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33ced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size-asian="11pt" style:font-size-complex="11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size-asian="11pt" style:font-size-complex="11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officeooo:rsid="00133ced" officeooo:paragraph-rsid="00133ced" style:font-name-asian="Times New Roman" style:font-size-asian="11pt" style:font-weight-asian="bold" style:font-name-complex="Times New Roman" style:font-size-complex="11pt" style:font-weight-complex="bold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5" style:family="paragraph" style:parent-style-name="Standard">
      <style:paragraph-properties fo:line-height="115%" fo:break-before="page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15d9e" officeooo:paragraph-rsid="00157aa4" style:font-name-asian="Times New Roman" style:font-size-asian="11pt" style:font-style-asian="normal" style:font-name-complex="Times New Roman" style:font-size-complex="11pt" style:font-style-complex="normal"/>
    </style:style>
    <style:style style:name="P20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15d9e" officeooo:paragraph-rsid="0013aa44" style:font-name-asian="Times New Roman" style:font-size-asian="11pt" style:font-style-asian="normal" style:font-name-complex="Times New Roman" style:font-size-complex="11pt" style:font-style-complex="normal"/>
    </style:style>
    <style:style style:name="P21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name-asian="Times New Roman" style:font-size-asian="11pt" style:font-style-asian="normal" style:font-name-complex="Times New Roman" style:font-size-complex="11pt" style:font-style-complex="normal"/>
    </style:style>
    <style:style style:name="P22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line-height="115%" style:writing-mode="lr-tb"/>
      <style:text-properties style:font-name="Times New Roman" fo:font-size="11pt" fo:language="pt" fo:country="BR" fo:font-weight="normal" officeooo:rsid="00133ced" officeooo:paragraph-rsid="00133ce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style:font-size-asian="11pt" style:font-size-complex="11pt"/>
    </style:style>
    <style:style style:name="P25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26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3aa44" style:font-size-asian="11pt" style:font-size-complex="11pt"/>
    </style:style>
    <style:style style:name="P27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3aa44" style:font-name-asian="Times New Roman" style:font-size-asian="11pt" style:font-name-complex="Times New Roman" style:font-size-complex="11pt"/>
    </style:style>
    <style:style style:name="P28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name-asian="Times New Roman" style:font-size-asian="11pt" style:font-style-asian="italic" style:font-name-complex="Times New Roman" style:font-size-complex="11pt" style:font-style-complex="italic"/>
    </style:style>
    <style:style style:name="P3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a44" style:font-weight-asian="bold" style:font-weight-complex="bold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aa4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7aa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157aa4" style:font-style-asian="italic" style:font-weight-asian="bold" style:font-style-complex="italic" style:font-weight-complex="bold"/>
    </style:style>
    <style:style style:name="T9" style:family="text">
      <style:text-properties officeooo:rsid="00133ced"/>
    </style:style>
    <style:style style:name="T10" style:family="text">
      <style:text-properties officeooo:rsid="0013aa4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aa44" style:font-weight-asian="normal" style:font-weight-complex="normal"/>
    </style:style>
    <style:style style:name="T13" style:family="text">
      <style:text-properties officeooo:rsid="0015e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3"/>
      <text:p text:style-name="P13"/>
      <text:p text:style-name="P13"/>
      <text:p text:style-name="P13"/>
      <text:p text:style-name="P13"/>
      <text:p text:style-name="P1">Projeto Prático -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2">Daniel Miranda</text:p>
      <text:p text:style-name="P2">Duilio Felix Oliveira da Silva</text:p>
      <text:p text:style-name="P3">2º Sem. - Mac 0332 - Engenharia de Software</text:p>
      <text:p text:style-name="P3">Prof. Marco Aurélio Gerosa</text:p>
      <text:p text:style-name="P15">Histórico de revisões</text:p>
      <text:p text:style-name="P4">Deverá conter uma tabela com o histórico de alterações do docum</text:p>
      <text:p text:style-name="P4">ento. Siga o exemplo</text:p>
      <text:p text:style-name="P4">a seguir. Cada alteração deve ser documentada neste histórico.</text:p>
      <text:p text:style-name="P4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6">Autor</text:p>
          </table:table-cell>
        </table:table-row>
        <table:table-row>
          <table:table-cell table:style-name="Tabela1.A1" office:value-type="string">
            <text:p text:style-name="P17">&lt;dd/mmm/aa&gt;</text:p>
          </table:table-cell>
          <table:table-cell table:style-name="Tabela1.A1" office:value-type="string">
            <text:p text:style-name="P16">&lt;x.x&gt; </text:p>
          </table:table-cell>
          <table:table-cell table:style-name="Tabela1.A1" office:value-type="string">
            <text:p text:style-name="P16">&lt;detalhes&gt;</text:p>
          </table:table-cell>
          <table:table-cell table:style-name="Tabela1.A1" office:value-type="string">
            <text:p text:style-name="P16">&lt;nome&gt;</text:p>
          </table:table-cell>
        </table:table-row>
        <table:table-row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</table:table-row>
      </table:table>
      <text:p text:style-name="P7"/>
      <text:p text:style-name="P10"/>
      <text:p text:style-name="P11">Visão técnica</text:p>
      <text:p text:style-name="P4">Elabore a visão técnica do sistema, seguindo o template do OpenUp(http://epf.eclipse.org/wikis/openup/).</text:p>
      <text:p text:style-name="P10"/>
      <text:p text:style-name="P12">Levantamento de requisitos – casos de uso</text:p>
      <text:p text:style-name="P23"><text:span text:style-name="T3">Diagrama de Casos de Uso entregue em anexo.</text:span></text:p>
      <text:p text:style-name="P24"/>
      <text:p text:style-name="P8"><text:span text:style-name="T1">Caso de uso 1:</text:span> Criar Deck.</text:p>
      <text:p text:style-name="P25">Ator:</text:p>
      <text:p text:style-name="P25"><text:s text:c="4"/>Usuário Cadastrado</text:p>
      <text:p text:style-name="P25">Descrição:</text:p>
      <text:p text:style-name="P25"><text:s text:c="4"/>Usuário cadastra e preenche um deck no sistema.</text:p>
      <text:p text:style-name="P25">Pré-Condições:</text:p>
      <text:p text:style-name="P25"><text:s text:c="4"/>Usuário está cadastrado, logado e exitem cartas suficientes no banco de dados.</text:p>
      <text:p text:style-name="P25">Pós-Condições:</text:p>
      <text:p text:style-name="P25"><text:s text:c="4"/>O deck é criado no sistema.</text:p>
      <text:p text:style-name="P25">Fluxo Principal:</text:p>
      <text:p text:style-name="P25"><text:s text:c="4"/><text:span text:style-name="T1">1.</text:span> <text:span text:style-name="T4">Usuário navega até a página de decks</text:span></text:p>
      <text:p text:style-name="P25"><text:s text:c="4"/><text:span text:style-name="T1">2. </text:span><text:span text:style-name="T4">Sistema exibe uma página contendo um link para cadastrar decks</text:span></text:p>
      <text:p text:style-name="P25"><text:s text:c="4"/><text:span text:style-name="T1">3. </text:span><text:span text:style-name="T4">Usuário clica no link para cadastrar o deck</text:span></text:p>
      <text:p text:style-name="P25"><text:s text:c="4"/><text:span text:style-name="T1">4.</text:span> <text:span text:style-name="T4">Sistema exibe a página de cadastro de decks contendo campos</text:span></text:p>
      <text:p text:style-name="P25"><text:s text:c="8"/><text:span text:style-name="T4">para identificação e preenchimento do deck</text:span></text:p>
      <text:p text:style-name="P25"><text:s text:c="4"/><text:span text:style-name="T1">5.</text:span> <text:span text:style-name="T4">Usuário preenche as informações do deck</text:span></text:p>
      <text:p text:style-name="P25"><text:s text:c="4"/><text:span text:style-name="T1">6.</text:span> <text:span text:style-name="T4">O Usuário procura uma carta no sistema para adicionar ao deck ou remove uma carta existente</text:span></text:p>
      <text:p text:style-name="P25"><text:s text:c="8"/><text:span text:style-name="T1">6a.</text:span> <text:span text:style-name="T4">O sistema verifica se a carta pode ser adicionada, dentro das regras do jogo.</text:span></text:p>
      <text:p text:style-name="P25"><text:s text:c="12"/><text:span text:style-name="T1">6aa.</text:span> <text:span text:style-name="T4">A carta pode ser adicionada: Cadastro procede</text:span></text:p>
      <text:p text:style-name="P25"><text:s text:c="12"/><text:span text:style-name="T1">6ab.</text:span> <text:span text:style-name="T4">A carta não pode ser adicionada: </text:span></text:p>
      <text:p text:style-name="P25"><text:s text:c="20"/><text:span text:style-name="T4">O sistema exibe uma mensagem de erro e o deck não é alterado</text:span></text:p>
      <text:p text:style-name="P25"><text:s text:c="8"/><text:span text:style-name="T1">6b.</text:span> <text:span text:style-name="T4">O Sistema remove a carta do deck</text:span></text:p>
      <text:p text:style-name="P25"><text:s text:c="4"/><text:span text:style-name="T1">8.</text:span> <text:span text:style-name="T4">O Usuário repete o passo 6 a gosto e clica no link de salvar deck</text:span></text:p>
      <text:p text:style-name="P25"><text:span text:style-name="T1">9.</text:span> <text:span text:style-name="T4">O Sistema salva o deck e redireciona o usuário para a página de decks</text:span></text:p>
      <text:p text:style-name="P25"><text:soft-page-break/></text:p>
      <text:p text:style-name="P25"/>
      <text:p text:style-name="P25">Caso de Uso 2: Procurar cartas.</text:p>
      <text:p text:style-name="P26">Ator:</text:p>
      <text:p text:style-name="P26"><text:s text:c="4"/>Usuário Cadastrado</text:p>
      <text:p text:style-name="P26">Descrição:</text:p>
      <text:p text:style-name="P26"><text:s text:c="4"/><text:span text:style-name="T10">Usuário busca uma carta na base de dados</text:span></text:p>
      <text:p text:style-name="P26">Pré-Condições:</text:p>
      <text:p text:style-name="P26"><text:s text:c="4"/>Usuário está cadastrado, logado e exitem cartas no banco de dados.</text:p>
      <text:p text:style-name="P26">Pós-Condições:</text:p>
      <text:p text:style-name="P26"><text:s text:c="4"/><text:span text:style-name="T10">Um conjunto de cartas é mostrado ao usuário</text:span>.</text:p>
      <text:p text:style-name="P27">Fluxo Principal:</text:p>
      <text:p text:style-name="P27"><text:span text:style-name="T1"><text:s text:c="4"/></text:span><text:span text:style-name="T2">1.</text:span><text:span text:style-name="T12"> </text:span><text:span text:style-name="T6">O Usuário navega até a página de busca de cartas.</text:span></text:p>
      <text:p text:style-name="P27"><text:span text:style-name="T11"><text:s text:c="4"/></text:span><text:span text:style-name="T2">2.</text:span><text:span text:style-name="T12"> </text:span><text:span text:style-name="T6">O Sistema retorna uma página com campos para informar os dados da carta.</text:span></text:p>
      <text:p text:style-name="P20"><text:span text:style-name="T11"><text:s text:c="4"/></text:span><text:span text:style-name="T2">3. </text:span><text:span text:style-name="T6">O Usuário preenche qualquer quantidade de campos com as informações da carta desejada.</text:span></text:p>
      <text:p text:style-name="P19"><text:span text:style-name="T5"><text:s text:c="4"/></text:span><text:span text:style-name="T2">4.</text:span><text:span text:style-name="T6"> O Sistema exibe o conjunto de cartas que satisfaz as informações dadas.</text:span></text:p>
      <text:p text:style-name="P19"><text:span text:style-name="T6"><text:s text:c="4"/></text:span><text:span text:style-name="T8">5. </text:span><text:span text:style-name="T7">O Usuário repete o passo 3 até encontrar todas as cartas desejadas.</text:span></text:p>
      <text:p text:style-name="P27"/>
      <text:p text:style-name="P11">Levantamento de requisitos – histórias de usuário</text:p>
      <text:p text:style-name="P9">História de Usuário 1: Criar decks.</text:p>
      <text:p text:style-name="P29">Como Usuário, gostaria de salvar os meus decks e tornar alguns deles públicos.</text:p>
      <text:p text:style-name="P22"/>
      <text:p text:style-name="P5"><text:span text:style-name="T9">História</text:span> de Us<text:span text:style-name="T9">uário</text:span> 2: Procurar cartas.</text:p>
      <text:p text:style-name="P30">Como Usuário, gostaria de poder procurar por cartas utilizando alguma informação delas.</text:p>
      <text:p text:style-name="P21"/>
      <text:p text:style-name="P11">Requisitos não-funcionais</text:p>
      <text:p text:style-name="P6">Manutenabilidade – <text:span text:style-name="T13">O banco de cartas deve ser facilmente atualizado.</text:span></text:p>
      <text:p text:style-name="P28">Usabilidade – <text:span text:style-name="T13">O usuário deve encontrar facilmente os links desejados.</text:span></text:p>
      <text:p text:style-name="P4"/>
      <text:p text:style-name="P11">Modelagem</text:p>
      <text:p text:style-name="P6">Diagrama de Classes entregue em anexo.</text:p>
      <text:p text:style-name="P4"/>
      <text:p text:style-name="P11">Design</text:p>
      <text:p text:style-name="P4">O diagrama de classes elaborado na modelagem deve ser transformado em um diagrama de design, onde constem visibilidades, atributos para representar associações, tipos de dados etc.</text:p>
      <text:p text:style-name="P4"/>
      <text:p text:style-name="P11">Outros diagramas UML</text:p>
      <text:p text:style-name="P4">Devem ser entregues um diagrama de objetos, um diagrama de estados, um diagrama de atividades, um diagrama de sequência e um diagrama de implantação.</text:p>
      <text:p text:style-name="P4"/>
      <text:p text:style-name="P11">Implementação</text:p>
      <text:p text:style-name="P6">A implementação foi feita em Ruby on Rails.</text:p>
      <text:p text:style-name="P4"/>
      <text:p text:style-name="P11"><text:soft-page-break/>Testes</text:p>
      <text:p text:style-name="P4">O código desenvolvido deve ter testes de unidade e de aceitação.</text:p>
      <text:p text:style-name="P4"/>
      <text:p text:style-name="P11">Sistema rodando</text:p>
      <text:p text:style-name="P4">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4</meta:editing-cycles>
    <dc:date>2014-12-04T17:37:55.052000000</dc:date>
    <meta:editing-duration>PT26M58S</meta:editing-duration>
    <meta:document-statistic meta:table-count="1" meta:image-count="0" meta:object-count="0" meta:page-count="4" meta:paragraph-count="80" meta:word-count="530" meta:character-count="3368" meta:non-whitespace-character-count="2763"/>
  </office:meta>
</office:document-meta>
</file>